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6pt" officeooo:rsid="0024992e" officeooo:paragraph-rsid="0024992e" style:font-size-asian="22.75pt" style:font-size-complex="26pt"/>
    </style:style>
    <style:style style:name="P2" style:family="paragraph" style:parent-style-name="Standard">
      <style:text-properties fo:font-size="26pt" officeooo:rsid="0029e95c" officeooo:paragraph-rsid="0029e95c" style:font-size-asian="22.75pt" style:font-size-complex="26pt"/>
    </style:style>
    <style:style style:name="P3" style:family="paragraph" style:parent-style-name="Standard">
      <style:text-properties fo:font-size="14pt" officeooo:rsid="0029e95c" officeooo:paragraph-rsid="0029e95c" style:font-size-asian="12.25pt" style:font-size-complex="14pt"/>
    </style:style>
    <style:style style:name="P4" style:family="paragraph">
      <style:paragraph-properties fo:text-align="center"/>
    </style:style>
    <style:style style:name="P5" style:family="paragraph">
      <style:paragraph-properties fo:text-align="center"/>
      <style:text-properties fo:font-size="20pt" style:text-underline-style="solid" style:text-underline-width="auto" style:text-underline-color="font-color" style:font-size-asian="20pt" style:font-size-complex="20pt"/>
    </style:style>
    <style:style style:name="P6" style:family="paragraph">
      <style:text-properties fo:font-size="20pt" style:text-underline-style="solid" style:text-underline-width="auto" style:text-underline-color="font-color" style:font-size-asian="20pt" style:font-size-complex="20pt"/>
    </style:style>
    <style:style style:name="P7" style:family="paragraph">
      <style:text-properties style:text-underline-style="solid" style:text-underline-width="auto" style:text-underline-color="font-color"/>
    </style:style>
    <style:style style:name="P8" style:family="paragraph">
      <style:paragraph-properties fo:text-align="center" style:writing-mode="lr-tb"/>
      <style:text-properties fo:font-size="20pt" style:text-underline-style="solid" style:text-underline-width="auto" style:text-underline-color="font-color" style:font-size-asian="20pt" style:font-size-complex="20pt"/>
    </style:style>
    <style:style style:name="P9" style:family="paragraph">
      <style:paragraph-properties fo:text-align="center" style:writing-mode="lr-tb"/>
      <style:text-properties fo:font-size="28pt" style:font-size-asian="28pt" style:font-size-complex="28pt"/>
    </style:style>
    <style:style style:name="T1" style:family="text">
      <style:text-properties officeooo:rsid="002abbc5"/>
    </style:style>
    <style:style style:name="T2" style:family="text">
      <style:text-properties officeooo:rsid="002b56d2"/>
    </style:style>
    <style:style style:name="T3" style:family="text">
      <style:text-properties officeooo:rsid="002c3578"/>
    </style:style>
    <style:style style:name="T4" style:family="text">
      <style:text-properties officeooo:rsid="002c812c"/>
    </style:style>
    <style:style style:name="T5" style:family="text">
      <style:text-properties officeooo:rsid="002de0be"/>
    </style:style>
    <style:style style:name="T6" style:family="text">
      <style:text-properties officeooo:rsid="002fa561"/>
    </style:style>
    <style:style style:name="T7" style:family="text">
      <style:text-properties officeooo:rsid="0030b2c6"/>
    </style:style>
    <style:style style:name="T8" style:family="text">
      <style:text-properties fo:font-size="20pt" style:text-underline-style="solid" style:text-underline-width="auto" style:text-underline-color="font-color" style:font-size-asian="20pt" style:font-size-complex="20pt"/>
    </style:style>
    <style:style style:name="T9" style:family="text">
      <style:text-properties fo:font-size="12pt" style:text-underline-style="none" style:font-size-asian="12pt" style:font-size-complex="12pt"/>
    </style:style>
    <style:style style:name="T10" style:family="text">
      <style:text-properties fo:font-size="28pt" style:font-size-asian="28pt" style:font-size-complex="28pt"/>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2.307cm" fo:min-width="4.05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2.247cm" fo:min-width="4.701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2.995cm" fo:min-width="5.11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1.852cm" fo:min-width="4.636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3.201cm" fo:min-width="5.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4.678cm" fo:min-width="6.2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1" draw:style-name="gr9" draw:text-style-name="P9" svg:width="8.79cm" svg:height="6.615cm" svg:x="3.842cm" svg:y="5.23cm"><text:p text:style-name="P9"><text:span text:style-name="T10">Jeremy Bentha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8" draw:text-style-name="P8" svg:width="7.115cm" svg:height="4.529cm" svg:x="11.16cm" svg:y="13.843cm"><text:p text:style-name="P8"><text:span text:style-name="T8">Nützlichkeit</text:span></text:p><text:p text:style-name="P8"><text:span text:style-name="T9">Prinzip, welches jede Handlung,</text:span></text:p><text:p text:style-name="P8"><text:span text:style-name="T9">die das Glück eines</text:span></text:p><text:p text:style-name="P8"><text:span text:style-name="T9">Bezugsobjekts, entweder billigt, oder </text:span></text:p><text:p text:style-name="P8"><text:span text:style-name="T9">Missbillig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Form3" draw:style-name="gr7" draw:text-style-name="P4" svg:x1="10.515cm" svg:y1="11.315cm" svg:x2="13.395cm" svg:y2="13.991cm"><text:p/></draw:line><draw:custom-shape text:anchor-type="paragraph" draw:z-index="3" draw:name="Form4" draw:style-name="gr6" draw:text-style-name="P6" svg:width="6.555cm" svg:height="2.618cm" svg:x="0.43cm" svg:y="15.02cm"><text:p text:style-name="P7"><text:span text:style-name="T8">Freude und Le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Form5" draw:style-name="gr2" draw:text-style-name="P4" svg:x1="6.045cm" svg:y1="11.404cm" svg:x2="4.253cm" svg:y2="15.02cm"><text:p/></draw:line><draw:custom-shape text:anchor-type="paragraph" draw:z-index="5" draw:name="Form6" draw:style-name="gr5" draw:text-style-name="P6" svg:width="7.233cm" svg:height="4.234cm" svg:x="-2.127cm" svg:y="1.702cm"><text:p text:style-name="P4"><text:span text:style-name="T8">Gemeinschaft</text:span></text:p><text:p text:style-name="P4"><text:span text:style-name="T9">Fiktiver Körper, der sich</text:span></text:p><text:p text:style-name="P4"><text:span text:style-name="T9">aus Einzelpersonen</text:span></text:p><text:p text:style-name="P4"><text:span text:style-name="T9">zusammensetz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Form7" draw:style-name="gr2" draw:text-style-name="P4" svg:x1="4.399cm" svg:y1="5.23cm" svg:x2="5.604cm" svg:y2="5.936cm"><text:p/></draw:line><draw:custom-shape text:anchor-type="paragraph" draw:z-index="7" draw:name="Form8" draw:style-name="gr4" draw:text-style-name="P5" svg:width="6.645cm" svg:height="3.176cm" svg:x="12.356cm" svg:y="2.554cm"><text:p text:style-name="P4"><text:span text:style-name="T8">Individuu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Form9" draw:style-name="gr2" draw:text-style-name="P4" svg:x1="12.896cm" svg:y1="4.965cm" svg:x2="11.513cm" svg:y2="6.288cm"><text:p/></draw:line><draw:line text:anchor-type="paragraph" draw:z-index="9" draw:name="Form10" draw:style-name="gr1" draw:text-style-name="P4" svg:x1="6.985cm" svg:y1="16.314cm" svg:x2="11.16cm" svg:y2="16.284cm"><text:p/></draw:line><draw:custom-shape text:anchor-type="paragraph" draw:z-index="10" draw:name="Form11" draw:style-name="gr3" draw:text-style-name="P5" svg:width="5.733cm" svg:height="3.264cm" svg:x="5.546cm" svg:y="0.291cm"><text:p text:style-name="P4"><text:span text:style-name="T8">Interessen</text:span></text:p><text:p text:style-name="P4"><text:span text:style-name="T9">Umstände, die Freude</text:span></text:p><text:p text:style-name="P4"><text:span text:style-name="T9">Verursachen und/oder</text:span></text:p><text:p text:style-name="P4"><text:span text:style-name="T9">Leid linder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Form12" draw:style-name="gr1" draw:text-style-name="P4" svg:x1="5.105cm" svg:y1="3.231cm" svg:x2="5.957cm" svg:y2="2.82cm"><text:p/></draw:line><draw:line text:anchor-type="paragraph" draw:z-index="12" draw:name="Form13" draw:style-name="gr1" draw:text-style-name="P4" svg:x1="12.689cm" svg:y1="3.466cm" svg:x2="11.072cm" svg:y2="2.672cm"><text:p/></draw:line><draw:line text:anchor-type="paragraph" draw:z-index="13" draw:name="Form14" draw:style-name="gr2" draw:text-style-name="P4" svg:x1="2.164cm" svg:y1="15.226cm" svg:x2="2.164cm" svg:y2="7.523cm"><text:p/></draw:line><draw:line text:anchor-type="paragraph" draw:z-index="14" draw:name="Form15" draw:style-name="gr1" draw:text-style-name="P4" svg:x1="2.164cm" svg:y1="7.523cm" svg:x2="7.191cm" svg:y2="3.408cm"><text:p/></draw:line>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p>
      <text:p text:style-name="P3">Sowohl Epikur, als auch Bentham stellten Lust, bzw. Freude in das Zentrum ihrer Thesen und beriefen sich auf diese Prinzipien, <text:span text:style-name="T1">zur Definition eines erfüllenden Lebens. </text:span><text:span text:style-name="T2">Ebenso versuchten beide die Widersacher dieser Prinzipien zu ergründen und Wege zu finden diese zu eliminieren, so versuchte Bentham in seinen Lehren generell unglücklich machende Handlungen (für ein Individuum oder ein System) </text:span><text:span text:style-name="T3">festzustellen und zu vermeiden, während Epikur Auslöser von Unzufriedenheit, körperlich, oder seelisch, zu benennen und überwinden versuchte. </text:span><text:span text:style-name="T4">Der entscheidende Unterschied ist die Feststellung, wem Faktoren für die Lebensfreude obliegen </text:span><text:span text:style-name="T5">und </text:span><text:span text:style-name="T7">wo Lebensfreude existieren kann</text:span><text:span text:style-name="T4"> </text:span><text:span text:style-name="T5">so sah Epikur das Individuum, wobei Bentham auch Gemei</text:span><text:span text:style-name="T6">n</text:span><text:span text:style-name="T5">schaften betrachte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5T19:32:18.350000000</meta:creation-date>
    <dc:date>2022-09-05T21:34:28.977000000</dc:date>
    <meta:editing-duration>PT1H27M34S</meta:editing-duration>
    <meta:editing-cycles>17</meta:editing-cycles>
    <meta:generator>LibreOffice/7.0.2.2$Windows_X86_64 LibreOffice_project/8349ace3c3162073abd90d81fd06dcfb6b36b994</meta:generator>
    <meta:document-statistic meta:table-count="0" meta:image-count="0" meta:object-count="0" meta:page-count="1" meta:paragraph-count="3" meta:word-count="103" meta:character-count="749" meta:non-whitespace-character-count="649"/>
  </office:meta>
</office:document-meta>
</file>